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Abstract_3b_Body_3b__26__20_References_20_Header">
      <style:paragraph-properties fo:break-before="pag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Bibliography_20_1">
      <style:paragraph-properties>
        <style:tab-stops/>
      </style:paragraph-properties>
    </style:style>
    <style:style style:name="P5"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03b59" style:text-blinking="false" fo:background-color="transparent" style:font-size-asian="10.5pt" style:font-size-complex="10.5pt"/>
    </style:style>
    <style:style style:name="P6" style:family="paragraph" style:parent-style-name="Table_20_Contents">
      <style:paragraph-properties fo:margin-top="0cm" fo:margin-bottom="0cm" loext:contextual-spacing="false" fo:line-height="120%" style:writing-mode="lr-tb"/>
      <style:text-properties officeooo:paragraph-rsid="000ef3b8"/>
    </style:style>
    <style:style style:name="P7" style:family="paragraph" style:parent-style-name="Preformatted_20_Text">
      <style:paragraph-properties fo:text-align="center" style:justify-single-word="false"/>
      <style:text-properties style:font-name="Liberation Serif" fo:font-size="18pt" fo:font-weight="bold" officeooo:rsid="08275d56" officeooo:paragraph-rsid="000c70dd" style:font-size-asian="18pt" style:font-weight-asian="bold" style:font-size-complex="18pt" style:font-weight-complex="bold"/>
    </style:style>
    <style:style style:name="P8"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normal" officeooo:rsid="024bec50" officeooo:paragraph-rsid="000c70dd" style:font-size-asian="12pt" style:font-weight-asian="normal" style:font-size-complex="12pt" style:font-weight-complex="normal"/>
    </style:style>
    <style:style style:name="P13"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4" style:family="paragraph" style:parent-style-name="Preformatted_20_Text">
      <style:paragraph-properties fo:text-align="center" style:justify-single-word="false"/>
      <style:text-properties style:font-name="Liberation Serif" fo:font-size="12pt" fo:font-weight="normal" officeooo:rsid="08815b6b" officeooo:paragraph-rsid="000c70dd" style:font-size-asian="12pt" style:font-weight-asian="normal" style:font-size-complex="12pt" style:font-weight-complex="normal"/>
    </style:style>
    <style:style style:name="P15"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16"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17"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18"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9" style:family="paragraph" style:parent-style-name="Preformatted_20_Text">
      <style:paragraph-properties fo:text-align="center" style:justify-single-word="false"/>
      <style:text-properties style:font-name="Liberation Serif" fo:font-size="12pt" fo:font-weight="normal" officeooo:rsid="0881bdee" officeooo:paragraph-rsid="000c70dd" style:font-name-asian="Courier New" style:font-size-asian="12pt" style:font-weight-asian="normal" style:font-name-complex="Liberation Mono" style:font-size-complex="12pt" style:font-weight-complex="normal"/>
    </style:style>
    <style:style style:name="P20"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2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4pt" fo:font-style="normal" style:text-underline-style="none" fo:font-weight="bold" officeooo:paragraph-rsid="000ef3b8" style:text-blinking="false" fo:background-color="transparent" style:font-size-asian="14pt" style:font-weight-asian="bold" style:font-size-complex="14pt" style:font-weight-complex="bold"/>
    </style:style>
    <style:style style:name="P22" style:family="paragraph" style:parent-style-name="Table_20_Contents">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03b59" style:text-blinking="false" fo:background-color="transparent" style:font-size-asian="10.5pt" style:font-size-complex="10.5pt"/>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text-properties officeooo:paragraph-rsid="00134814"/>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italic" style:text-underline-style="none" fo:font-weight="bold" officeooo:paragraph-rsid="0010d3d6" style:text-blinking="false" fo:background-color="transparent" style:font-size-asian="10.5pt" style:font-style-asian="italic" style:font-weight-asian="bold" style:font-size-complex="10.5pt" style:font-style-complex="italic" style:font-weight-complex="bold"/>
    </style:style>
    <style:style style:name="P33"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34814" style:text-blinking="false" fo:background-color="transparent" style:font-size-asian="10.5pt" style:font-style-asian="italic" style:font-weight-asian="normal" style:font-size-complex="10.5pt" style:font-style-complex="italic" style:font-weight-complex="normal"/>
    </style:style>
    <style:style style:name="P34"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34814" style:text-blinking="false" fo:background-color="transparent" style:font-size-asian="10.5pt" style:font-size-complex="10.5pt"/>
    </style:style>
    <style:style style:name="P35"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34814" style:text-blinking="false" fo:background-color="transparent" style:font-size-asian="10.5pt" style:font-size-complex="10.5pt"/>
    </style:style>
    <style:style style:name="P36"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1f826a" style:text-blinking="false" fo:background-color="transparent" style:font-size-asian="10.5pt" style:font-size-complex="10.5pt"/>
    </style:style>
    <style:style style:name="P37" style:family="paragraph" style:parent-style-name="Text_20_body" style:list-style-name="L3">
      <style:paragraph-properties fo:margin-top="0cm" fo:margin-bottom="0cm" loext:contextual-spacing="false" fo:line-height="200%" style:writing-mode="lr-tb"/>
      <style:text-properties fo:font-variant="normal" fo:text-transform="none" fo:color="#000000" style:text-line-through-style="none" style:text-line-through-type="none" style:font-name="Liberation Serif" fo:font-size="10.5pt" fo:font-style="normal" style:text-underline-style="none" fo:font-weight="normal" officeooo:paragraph-rsid="00227f77" style:text-blinking="false" fo:background-color="transparent" style:font-size-asian="10.5pt" style:font-size-complex="10.5pt"/>
    </style:style>
    <style:style style:name="P38" style:family="paragraph" style:parent-style-name="Standard" style:master-page-name="MP0">
      <style:paragraph-properties style:page-number="auto" fo:break-before="page"/>
      <style:text-properties fo:language="es" fo:country="C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officeooo:rsid="08859822"/>
    </style:style>
    <style:style style:name="T4" style:family="text">
      <style:text-properties officeooo:rsid="0881bdee"/>
    </style:style>
    <style:style style:name="T5" style:family="text">
      <style:text-properties officeooo:rsid="0827ca6a"/>
    </style:style>
    <style:style style:name="T6" style:family="text">
      <style:text-properties officeooo:rsid="005d98df"/>
    </style:style>
    <style:style style:name="T7" style:family="text">
      <style:text-properties officeooo:rsid="000c70dd"/>
    </style:style>
    <style:style style:name="T8" style:family="text">
      <style:text-properties style:font-style-asian="italic" style:font-weight-asian="normal" style:font-style-complex="italic" style:font-weight-complex="normal"/>
    </style:style>
    <style:style style:name="T9" style:family="text">
      <style:text-properties officeooo:rsid="001c0e1e" style:font-style-asian="italic" style:font-weight-asian="normal" style:font-style-complex="italic" style:font-weight-complex="normal"/>
    </style:style>
    <style:style style:name="T10" style:family="text">
      <style:text-properties officeooo:rsid="001f826a" style:font-style-asian="italic" style:font-weight-asian="normal" style:font-style-complex="italic" style:font-weight-complex="normal"/>
    </style:style>
    <style:style style:name="T11" style:family="text">
      <style:text-properties officeooo:rsid="00210709"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1c0e1e" style:font-weight-asian="bold" style:font-weight-complex="bold"/>
    </style:style>
    <style:style style:name="T14" style:family="text">
      <style:text-properties fo:font-weight="bold" style:font-style-asian="italic" style:font-weight-asian="bold" style:font-style-complex="italic" style:font-weight-complex="bold"/>
    </style:style>
    <style:style style:name="T15" style:family="text">
      <style:text-properties fo:font-weight="bold" officeooo:rsid="001c0e1e" style:font-style-asian="italic" style:font-weight-asian="bold" style:font-style-complex="italic" style:font-weight-complex="bold"/>
    </style:style>
    <style:style style:name="T16" style:family="text">
      <style:text-properties officeooo:rsid="001c0e1e"/>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7">Sistema Administrador de Información de las Empresas de Telecomunicaciones del País</text:p>
            <text:p text:style-name="P7">SAETEL</text:p>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Profesor</text:p>
            <text:p text:style-name="P10">Róbinson Coronado García</text:p>
            <text:p text:style-name="P11"/>
            <text:p text:style-name="P11"/>
            <text:p text:style-name="P9"/>
            <text:p text:style-name="P9"/>
            <text:p text:style-name="P20">Alumno<text:span text:style-name="T3">s</text:span></text:p>
            <text:p text:style-name="P14">Kelly Stefanía Tobón Montoya</text:p>
            <text:p text:style-name="P14">C.C. 1,038,814,926 </text:p>
            <text:p text:style-name="P19"/>
            <text:p text:style-name="P18">Juan Guillrmo Hernádez Alarcón</text:p>
            <text:p text:style-name="P13">C.C. 1,0<text:span text:style-name="T4">2</text:span>8,<text:span text:style-name="T4">034</text:span>,<text:span text:style-name="T4">458</text:span> </text:p>
            <text:p text:style-name="P13"/>
            <text:p text:style-name="P12">Oscar Darío Botero Vargas</text:p>
            <text:p text:style-name="P12">C.C. 71’764,308</text:p>
            <text:p text:style-name="P15"/>
            <text:p text:style-name="P15"/>
            <text:p text:style-name="P15"/>
            <text:p text:style-name="P15"/>
            <text:p text:style-name="P11">Universidad de Antioquia</text:p>
            <text:p text:style-name="P16">Curso de <text:span text:style-name="T5">Arquitectura del Software</text:span></text:p>
            <text:p text:style-name="P17">Medellín</text:p>
            <text:p text:style-name="P17"><text:span text:style-name="T7">Octubre de </text:span>20<text:span text:style-name="T6">20</text:span></text:p>
          </text:section>
        </draw:text-box>
      </draw:frame>
      <text:p text:style-name="P38"/>
      <text:p text:style-name="Text_20_body"><text:soft-page-break/>Administra la información de los servicios que ofrecen las diferentes empresas de telecomunicaciones de Colombia, y la información de los datos personales, de consumo y de facturación de los clientes de las empresas.</text:p>
      <text:p text:style-name="P2"/>
      <text:h text:style-name="Título_20_2" text:outline-level="2">Objetivos.</text:h>
      <text:list xml:id="list2200904959" text:style-name="L1">
        <text:list-item>
          <text:p text:style-name="P23">Modelar un sistema que esté en la capacidad de administrar la información de clientes y servicios que ofrecen las diferentes empresas de telecomunicaciones del país.</text:p>
        </text:list-item>
        <text:list-item>
          <text:p text:style-name="P23">Ajustar el sistema para la administración de la información de los servicios de cada empresa de telecomunicaciones, tales como los costos y los consumos de cada servicio.</text:p>
        </text:list-item>
        <text:list-item>
          <text:p text:style-name="P23">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2"/>
      <text:h text:style-name="Título_20_2" text:outline-level="2">Alcance.</text:h>
      <text:p text:style-name="Text_20_body">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 los servicios de telecomunicaciones por los ciudadanos. </text:p>
      <text:p text:style-name="P2"/>
      <text:h text:style-name="Título_20_2" text:outline-level="2">Lista de Stakeholders. <text:s/></text:h>
      <text:list xml:id="list640877992" text:style-name="L2">
        <text:list-item>
          <text:p text:style-name="P24"><text:span text:style-name="Fuente_20_de_20_párrafo_20_predeter."><text:span text:style-name="T1">Mintic:</text:span></text:span> entidad que usará las funcionalidades principales del sistema, para realizar los debidos análisis usando big data. Respondería a preguntas cómo ¿En x región del país qué empresa de telecomunicación tiene mayor acogida y con qué servicios? ¿Cuál es el uso promedio de navegación activa en internet de los colombianos? ¿El consumo de servicios por regiones?</text:p>
        </text:list-item>
        <text:list-item>
          <text:p text:style-name="P24"><text:span text:style-name="Fuente_20_de_20_párrafo_20_predeter."><text:span text:style-name="T1">NameNotFoudException:</text:span></text:span> es la parte encargada del diseño y desarrollo del sistema de <text:soft-page-break/>administración de clientes y servicios de empresas de telecomunicación. </text:p>
        </text:list-item>
        <text:list-item>
          <text:p text:style-name="P24"><text:span text:style-name="Fuente_20_de_20_párrafo_20_predeter."><text:span text:style-name="T1">Empresas de telecomunicación:</text:span></text:span> esta parte interesada se relaciona estrechamente con el proyecto, dado que ellos son quienes ingresan los datos que serán almacenados en el sistema. El sistema les proveerá varias maneras para el ingreso de los datos.</text:p>
        </text:list-item>
      </text:list>
      <text:p text:style-name="P2"/>
      <text:h text:style-name="Título_20_2" text:outline-level="2">Historias de usuario.</text:h>
      <text:p text:style-name="P21">Historia épica #1</text:p>
      <text:p text:style-name="P5"/>
      <text:p text:style-name="P22">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32">Criterios de aceptación:</text:p>
      <text:list xml:id="list2085635361" text:style-name="L3">
        <text:list-item>
          <text:p text:style-name="P33"><text:span text:style-name="T12">Dado que</text:span> quiero <text:span text:style-name="T16">saber la distribución de los servicios de telecomunicaciones </text:span><text:span text:style-name="T13">cuando</text:span><text:span text:style-name="T16"> lo requiera, </text:span><text:span text:style-name="T13">entonces</text:span><text:span text:style-name="T16"> debo de poder </text:span>subdividir en regiones el país.</text:p>
        </text:list-item>
        <text:list-item>
          <text:p text:style-name="P36"><text:span text:style-name="T14">Dado que</text:span><text:span text:style-name="T8"> quiero </text:span><text:span text:style-name="T9">saber la </text:span><text:span text:style-name="T10">evolución en la prestación de los </text:span><text:span text:style-name="T9">servicios de telecomunicaciones </text:span><text:span text:style-name="T15">cuando</text:span><text:span text:style-name="T9"> lo requiera, </text:span><text:span text:style-name="T15">entonces</text:span><text:span text:style-name="T9"> debo de poder </text:span><text:span text:style-name="T10">a</text:span>veriguar, por región, que servicios de telecomunicaciones hay instalados en una fecha dada.</text:p>
        </text:list-item>
        <text:list-item>
          <text:p text:style-name="P37"><text:span text:style-name="T14">Dado que</text:span><text:span text:style-name="T8"> quiero </text:span><text:span text:style-name="T9">saber la </text:span><text:span text:style-name="T10">evolución en </text:span><text:span text:style-name="T11">el valor cobrado por </text:span><text:span text:style-name="T10">la prestación de los </text:span><text:span text:style-name="T9">servicios de telecomunicaciones </text:span><text:span text:style-name="T15">cuando</text:span><text:span text:style-name="T9"> lo requiera, </text:span><text:span text:style-name="T15">entonces</text:span><text:span text:style-name="T9"> debo de poder </text:span><text:span text:style-name="T10">a</text:span>veriguar, por región, el <text:span text:style-name="T11">valor cobrado</text:span> de cada servicio de telecomunicaciones en una fecha dada.</text:p>
        </text:list-item>
        <text:list-item>
          <text:p text:style-name="P35">Averiguar como ha variado, en una región determinada y en un lapso dado, el costo de cada servicio de telecomunicaciones</text:p>
        </text:list-item>
        <text:list-item>
          <text:p text:style-name="P35">Averiguar, por región, las velocidades ofrecidas de conexión a Internet en una fecha dada.</text:p>
        </text:list-item>
        <text:list-item>
          <text:p text:style-name="P35">Averiguar, por empresa, las velocidades ofrecidas de conexión a Internet en una fecha dada.</text:p>
        </text:list-item>
        <text:list-item>
          <text:p text:style-name="P35">Averiguar, por empresa y región, las velocidades ofrecidas de conexión a Internet en una fecha dada.</text:p>
        </text:list-item>
        <text:list-item>
          <text:p text:style-name="P35">Averiguar, por región determinada y en un lapso dado, como ha variado la oferta de velocidades de conexión a Internet.</text:p>
        </text:list-item>
        <text:list-item>
          <text:p text:style-name="P35">Averiguar, por región, el uso de planes post-pago para celular en una fecha dada.</text:p>
        </text:list-item>
        <text:list-item>
          <text:p text:style-name="P35">Averiguar, por región, el uso de planes pre-pago para celular en una fecha dada.</text:p>
        </text:list-item>
        <text:list-item>
          <text:p text:style-name="P35"><text:soft-page-break/>Averiguar la cantidad de usuarios por tipo de servicio de televisión en una fecha dada.</text:p>
        </text:list-item>
        <text:list-item>
          <text:p text:style-name="P35">Averiguar que servicios de telecomunicaciones presta cada empresa (de telecomunicaciones) en una fecha dada.</text:p>
        </text:list-item>
        <text:list-item>
          <text:p text:style-name="P35">Averiguar en que regiones presta servicios cada empresa (de telecomunicaciones) en una fecha dada.</text:p>
        </text:list-item>
        <text:list-item>
          <text:p text:style-name="P35">Averiguar que servicios presta, por región, cada empresa (de telecomunicaciones) en una fecha dada.</text:p>
        </text:list-item>
        <text:list-item>
          <text:p text:style-name="P35">Averiguar la cantidad de clientes por empresa (de telecomunicaciones) en una fecha dada.</text:p>
        </text:list-item>
        <text:list-item>
          <text:p text:style-name="P35">Averiguar la cantidad de clientes por estrato socioeconómico en una fecha dada.</text:p>
        </text:list-item>
        <text:list-item>
          <text:p text:style-name="P35">Averiguar la cantidad de clientes por tipo de servicio de telecomunicaciones usado en una fecha dada.</text:p>
        </text:list-item>
        <text:list-item>
          <text:p text:style-name="P35">Averiguar la cantidad de clientes por estrato socioeconómico y tipo de servicio de telecomunicaciones usado en una fecha dada.</text:p>
          <text:p text:style-name="P34"/>
        </text:list-item>
      </text:list>
      <text:p text:style-name="P6"/>
      <text:h text:style-name="Título_20_3" text:outline-level="3">Historia #1:</text:h>
      <text:p text:style-name="Text_20_body">Yo como usuario ministro de telecomunicaciones quiero que la app me permita ver una lista de las empresas de telecomunicaciones que están inscritas en el sistema y las que no están inscritas para saber cuales empresas enviaron la información.</text:p>
      <text:p text:style-name="P3">Criterios de aceptación: </text:p>
      <text:list xml:id="list232720876571266" text:continue-numbering="true" text:style-name="L3">
        <text:list-item>
          <text:p text:style-name="P26">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25">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5">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Text_20_body"/>
      <text:h text:style-name="Título_20_3" text:outline-level="3"><text:soft-page-break/>Historia #2:</text:h>
      <text:p text:style-name="Text_20_body">Yo como usuario ministro de telecomunicaciones quiero que el sistema me permita sacar informes personalizados de los datos de las empresas para poder analizar detalladamente la información.</text:p>
      <text:p text:style-name="P3">Criterios de aceptación: </text:p>
      <text:list xml:id="list37799608" text:style-name="L4">
        <text:list-item>
          <text:p text:style-name="P27">Dado que requiero crear informes o reportes personalizados de las empresas de telecomunicaciones, cuando entre en la pantalla de informes, entonces se debe visualizar una sección donde pueda configurar los datos de las empresas que quiero que salgan en el informe.</text:p>
        </text:list-item>
        <text:list-item>
          <text:p text:style-name="P27">Dado que requiero descargar los informes personalizados que he configurado, cuando configure y cree el informe y le de en el botón descargar, entonces debe descargarse en mi dispositivo el informe en un archivo de excel.</text:p>
        </text:list-item>
      </text:list>
      <text:p text:style-name="P2"/>
      <text:h text:style-name="Título_20_3" text:outline-level="3">Historia #3:</text:h>
      <text:p text:style-name="Text_20_body">Yo como usuario ministro de telecomunicaciones quiero que la app me arroje un análisis de los datos de las empresas de telecomunicaciones, para evaluar y analizar el comportamiento de los servicios de telecomunicaciones del país.</text:p>
      <text:p text:style-name="P3">Criterios de aceptación: </text:p>
      <text:list xml:id="list1563607089" text:style-name="L5">
        <text:list-item>
          <text:p text:style-name="P28">Dado que el usuario necesita ver el análisis de todas las empresas de telecomunicaciones inscritas, cuando entre en la sección de Análisis, entonces debe mostrar de las empresas de telecomunicaciones,</text:p>
          <text:list>
            <text:list-item>
              <text:p text:style-name="P28">un diagrama de barras o una torta de la cantidad de clientes </text:p>
            </text:list-item>
            <text:list-item>
              <text:p text:style-name="P28">un top de las empresas con mayores ingresos </text:p>
            </text:list-item>
            <text:list-item>
              <text:p text:style-name="P28">consumo total de los servicios que ofrecen </text:p>
            </text:list-item>
            <text:list-item>
              <text:p text:style-name="P28">Por definir otros análisis. </text:p>
            </text:list-item>
          </text:list>
        </text:list-item>
        <text:list-item>
          <text:p text:style-name="P28">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28">Dado que el usuario necesita ver un análisis de los datos de las empresas, cuando entre en la sección Análisis o busque las empresas que desea analizar, entonces el análisis que arroje el sistema debe verse <text:soft-page-break/>con diagramas y esquemas estadísticos.</text:p>
        </text:list-item>
      </text:list>
      <text:p text:style-name="P2"/>
      <text:h text:style-name="Título_20_3" text:outline-level="3">Historia #6:</text:h>
      <text:p text:style-name="Text_20_body">Yo como usuario ministro de telecomunicaciones quiero que el sistema indique el formato específico del archivo, el tipo, la forma y el tamaño del archivo que suben las empresas para que haya consistencia en los datos.</text:p>
      <text:p text:style-name="P3">Criterios de aceptación: </text:p>
      <text:list xml:id="list1492136325" text:style-name="L6">
        <text:list-item>
          <text:p text:style-name="P29">Dado que el archivo que suban las empresas debe ser consistente y unánime para todas las empresas, cuando las empresas ingresen al sistema para subir sus datos, entonces la app la debe indicar que hay un formato específico y le permita descargar la plantilla del formato.</text:p>
        </text:list-item>
        <text:list-item>
          <text:p text:style-name="P29">Dado que los archivos tienen la posibilidad de ser archivos con bastante tamaño, cuando las empresas entren a la pantalla de subir el archivo con sus datos, entonces el sistema le debe advertir que el archivo debe pesar menos de 20MB.</text:p>
        </text:list-item>
      </text:list>
      <text:p text:style-name="Text_20_body"/>
      <text:h text:style-name="Título_20_3" text:outline-level="3">Historia #7:</text:h>
      <text:p text:style-name="Text_20_body">Yo como usuario ministro de telecomunicaciones quiero que el sistema le permita a los usuarios empresas de telecomunicaciones ingresar sus reportes cada 3 meses por un periodo de 5 días hábiles para que la información esté actualizada en el Sistema.</text:p>
      <text:p text:style-name="P3">Criterios de aceptación: </text:p>
      <text:list xml:id="list860881225" text:style-name="L7">
        <text:list-item>
          <text:p text:style-name="P30">Dado que el reporte de las empresas se debe subir cada 3 meses por un periodo de 5 días hábiles, cuando se esté presente en los 5 días habiles, entonces el sistema le debe permitir a los usuarios empresas subir sus datos.</text:p>
        </text:list-item>
        <text:list-item>
          <text:p text:style-name="P30">Dado que no se está presente dentro de los 5 días hábiles para subir los archivos, cuando las empresas entren a subir los archivos, entonces el sistema debe estar deshabilitado para esta función.</text:p>
        </text:list-item>
      </text:list>
      <text:p text:style-name="Standard"/>
      <text:h text:style-name="Título_20_3" text:outline-level="3">Historia #9:</text:h>
      <text:p text:style-name="Text_20_body">Yo como usuario ministro de telecomunicaciones quiero que el sistema me permita iniciar sesión como un usuario administrador para poder ver la información de las empresas de telecomunicaciones del <text:soft-page-break/>país y analizar sus datos.</text:p>
      <text:p text:style-name="P3">Criterios de aceptación: </text:p>
      <text:list xml:id="list1132640076" text:style-name="L8">
        <text:list-item>
          <text:p text:style-name="P31">Dado que la persona que va a inciar sesión es la encargada de mintic, cuando de clic en iniciar sesion, entonces la sesion le debe iniciar con rol como usuario administrador o usuario mintic.</text:p>
        </text:list-item>
        <text:list-item>
          <text:p text:style-name="P31">Dado que el usuario que inicia sesion es el usuario administrador, cuando la sesion le inicie, entonces la app le debe permitir ver la información completa de las empresas de telecomunicaciones y sus análisis.</text:p>
        </text:list-item>
      </text:list>
      <text:p text:style-name="P1">References</text:p>
      <text:p text:style-name="P4">Banerjee, R (2002). Children's understanding of self-presentational behavior: Links with mental-state reasoning and the attribution of embarrassment. <text:span text:style-name="Fuente_20_de_20_párrafo_20_predeter."><text:span text:style-name="T2">Merril-Palmer Quarterly, 48</text:span></text:span>, 378-404.</text:p>
      <text:p text:style-name="P4"><text:bookmark-start text:name="__DdeLink__843_1711105265"/>Author’s last name, first initial. (Year).<text:bookmark-end text:name="__DdeLink__843_1711105265"/> <text:span text:style-name="Fuente_20_de_20_párrafo_20_predeter."><text:span text:style-name="T2">Title of book.</text:span></text:span> <text:bookmark-start text:name="__DdeLink__845_1711105265"/>City of publication: Publishing House.<text:bookmark-end text:name="__DdeLink__845_1711105265"/></text:p>
      <text:p text:style-name="P4">Author’s last name, first initial. (Year). Title of book chapter. In editor's first initial and last name (Eds.), <text:span text:style-name="Fuente_20_de_20_párrafo_20_predeter."><text:span text:style-name="T2">Title of book</text:span></text:span> (pp. page numbers). City of publication: Publishing House.</text:p>
      <text:p text:style-name="P4">Author’s last name, first initial. (Year, Month Day). Title of article. <text:span text:style-name="Fuente_20_de_20_párrafo_20_predeter."><text:span text:style-name="T2">Name of Periodical</text:span></text:span>, page numbers.</text:p>
      <text:p text:style-name="P4">Author’s last name, first initial. (Year). Title of article. <text:span text:style-name="Fuente_20_de_20_párrafo_20_predeter."><text:span text:style-name="T2">Title of Journal</text:span></text:span>, <text:span text:style-name="Fuente_20_de_20_párrafo_20_predeter."><text:span text:style-name="T2">Volume number</text:span></text:span>, page numbers. doi number or URL</text:p>
      <text:p text:style-name="P4">Full title of the article. (Date). Title of the Journal, volume number, page numbers.</text:p>
      <text:p text:style-name="P4">Author’s last name, first initial. (Year, Month Day). Title of article. <text:span text:style-name="Fuente_20_de_20_párrafo_20_predeter."><text:span text:style-name="T2">Name of Website.</text:span></text:span> Retrieved from 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margin-top="0cm" fo:margin-bottom="0cm" loext:contextual-spacing="false" fo:line-height="200%" fo:text-align="center" style:justify-single-word="false" fo:hyphenation-ladder-count="no-limit" text:number-lines="false" text:line-number="0"/>
      <style:text-properties fo:font-size="12pt" fo:font-weight="bold" style:font-size-asian="12pt" style:font-weight-asian="bold" fo:hyphenate="false"/>
    </style:style>
    <style:style style:name="Título_20_2" style:display-name="Título 2" style:family="paragraph" style:parent-style-name="Heading" style:next-style-name="Text_20_body" style:default-outline-level="2">
      <style:paragraph-properties fo:margin-top="0cm" fo:margin-bottom="0cm" loext:contextual-spacing="false" fo:line-height="200%" fo:hyphenation-ladder-count="no-limit"/>
      <style:text-properties fo:font-size="12pt" fo:font-weight="bold" style:font-size-asian="12pt" style:font-weight-asian="bold" style:font-weight-complex="bold" fo:hyphenate="false"/>
    </style:style>
    <style:style style:name="Título_20_3" style:display-name="Título 3" style:family="paragraph" style:parent-style-name="Heading" style:next-style-name="Text_20_body" style:default-outline-level="3">
      <style:paragraph-properties fo:margin-left="0cm" fo:margin-right="0cm" fo:margin-top="0cm" fo:margin-bottom="0cm" loext:contextual-spacing="false" fo:line-height="200%" fo:hyphenation-ladder-count="no-limit" fo:text-indent="1.27cm" style:auto-text-indent="false"/>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margin-left="0.76cm" fo:margin-right="0cm" fo:margin-top="0.212cm" fo:margin-bottom="0cm" loext:contextual-spacing="false" fo:hyphenation-ladder-count="no-limit" fo:text-indent="0cm" style:auto-text-indent="false">
        <style:tab-stops/>
      </style:paragraph-properties>
      <style:text-properties fo:font-size="12pt" fo:font-style="italic" fo:font-weight="bold" style:font-size-asian="12pt" style:font-style-asian="italic" style:font-weight-asian="bold" style:font-style-complex="italic" style:font-weight-complex="bold" fo:hyphenate="false"/>
    </style:style>
    <style:style style:name="Título_20_5" style:display-name="Título 5" style:family="paragraph" style:parent-style-name="Heading" style:next-style-name="Text_20_body" style:default-outline-level="5">
      <style:paragraph-properties fo:margin-left="0.76cm" fo:margin-right="0cm" fo:margin-top="0.212cm" fo:margin-bottom="0.106cm" loext:contextual-spacing="false" fo:hyphenation-ladder-count="no-limit" fo:text-indent="0cm" style:auto-text-indent="false">
        <style:tab-stops/>
      </style:paragraph-properties>
      <style:text-properties fo:font-size="12pt" fo:font-style="italic" fo:font-weight="bold" style:font-size-asian="12pt" style:font-style-asian="italic" style:font-weight-asian="bold" style:font-weight-complex="bold" fo:hyphenate="false"/>
    </style:style>
    <style:style style:name="Título_20_6" style:display-name="Título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Heading" style:next-style-name="Text_20_body" style:default-outline-level="7">
      <style:paragraph-properties fo:margin-top="0.106cm" fo:margin-bottom="0.106cm" loext:contextual-spacing="false" fo:hyphenation-ladder-count="no-limit"/>
      <style:text-properties fo:font-weight="bold" style:font-weight-asian="bold" style:font-weight-complex="bold" fo:hyphenate="false"/>
    </style:style>
    <style:style style:name="Título_20_8" style:display-name="Título 8" style:family="paragraph" style:parent-style-name="Heading" style:next-style-name="Text_20_body" style:default-outline-level="8">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Título_20_9" style:display-name="Título 9" style:family="paragraph" style:parent-style-name="Heading" style:next-style-name="Text_20_body" style:default-outline-level="9">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language="es" fo:country="CO"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cm" fo:margin-right="0cm" fo:line-height="200%" fo:hyphenation-ladder-count="no-limit" fo:text-indent="1.27cm" style:auto-text-indent="false"/>
      <style:text-properties fo:font-size="10.5pt" style:font-size-asian="10.5pt" fo:hyphenate="false"/>
    </style:style>
    <style:style style:name="Lista" style:family="paragraph" style:parent-style-name="Text_20_body">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Open Sans" fo:font-family="'Open Sans'" style:font-family-generic="swiss" style:font-pitch="variable" fo:font-size="16pt" fo:font-weight="bold" style:font-name-asian="Open Sans" style:font-family-asian="'Open Sans'" style:font-family-generic-asian="swiss" style:font-pitch-asian="variable" style:font-size-asian="16pt" style:font-weight-asian="bold" style:font-name-complex="Open Sans" style:font-family-complex="'Open Sans'" style:font-family-generic-complex="swiss"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cm" fo:margin-bottom="0.499cm" loext:contextual-spacing="false"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1.27cm" fo:margin-right="0cm" fo:line-height="200%" fo:hyphenation-ladder-count="no-limit" fo:text-indent="-1.27cm" style:auto-text-indent="false">
        <style:tab-stops>
          <style:tab-stop style:position="17cm" style:type="right" style:leader-style="dotted" style:leader-text="."/>
        </style:tab-stops>
      </style:paragraph-properties>
      <style:text-properties fo:hyphenate="false"/>
    </style:style>
    <style:style style:name="Quotations" style:family="paragraph" style:parent-style-name="Standard" style:class="html">
      <style:paragraph-properties fo:margin-left="1.27cm" fo:margin-right="0cm" fo:line-height="200%"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Abstract_3b_Body_3b__26__20_References_20_Header" style:display-name="Abstract;Body;&amp; References Header" style:family="paragraph" style:parent-style-name="Text_20_body" style:next-style-name="Text_20_body">
      <style:paragraph-properties fo:margin-left="0cm" fo:margin-right="0cm" fo:text-align="center" style:justify-single-word="false" fo:hyphenation-ladder-count="no-limit" fo:text-indent="0cm" style:auto-text-indent="false"/>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Descripción" style:class="extra">
      <style:paragraph-properties fo:hyphenation-ladder-count="no-limit"/>
      <style:text-properties fo:hyphenate="false"/>
    </style:style>
    <style:style style:name="Keywords" style:family="paragraph" style:parent-style-name="Text_20_body">
      <style:paragraph-properties fo:hyphenation-ladder-count="no-limit"/>
      <style:text-properties fo:hyphenate="false"/>
    </style:style>
    <style:style style:name="Illustration" style:family="paragraph" style:parent-style-name="Descripción" style:class="extra">
      <style:paragraph-properties fo:hyphenation-ladder-count="no-limit"/>
      <style:text-properties style:font-name="Liberation Sans" fo:font-family="'Liberation Sans'" style:font-family-generic="swiss" style:font-pitch="variable" fo:font-style="normal" style:font-name-asian="Liberation Sans" style:font-family-asian="'Liberation Sans'" style:font-family-generic-asian="swiss" style:font-pitch-asian="variable" style:font-style-asian="normal" style:font-name-complex="Liberation Sans" style:font-family-complex="'Liberation Sans'" style:font-family-generic-complex="swiss" style:font-pitch-complex="variable" fo:hyphenate="false"/>
    </style:style>
    <style:style style:name="Title_20_page" style:display-name="Title page" style:family="paragraph" style:parent-style-name="Text_20_body">
      <style:paragraph-properties fo:margin-left="0cm" fo:margin-right="0cm" fo:text-align="center" style:justify-single-word="false" fo:hyphenation-ladder-count="no-limit" fo:text-indent="0cm" style:auto-text-indent="false"/>
      <style:text-properties fo:hyphenate="false"/>
    </style:style>
    <style:style style:name="Abstract_20_Paragraph" style:display-name="Abstract Paragraph" style:family="paragraph" style:parent-style-name="Text_20_body">
      <style:paragraph-properties fo:margin-left="0cm" fo:margin-right="0cm" fo:hyphenation-ladder-count="no-limit" fo:text-indent="0cm" style:auto-text-indent="false"/>
      <style:text-properties fo:hyphenate="false"/>
    </style:style>
    <style:style style:name="First_20_line_20_indent" style:display-name="First line indent" style:family="paragraph" style:parent-style-name="Text_20_body" style:class="text">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Énf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Drop_20_Caps" style:display-name="Drop Caps" style:family="text"/>
    <style:style style:name="Keywords_20_-_20_italic" style:display-name="Keywords - italic" style:family="text">
      <style:text-properties fo:font-size="10.5pt" fo:font-style="italic" style:font-size-asian="10.5pt" style:font-style-asian="italic"/>
    </style:style>
    <style:style style:name="Booktitle_3b_Journal_3b_Magazine_20_or_20_Newspaper" style:display-name="Booktitle;Journal;Magazine or Newspaper" style:family="text">
      <style:text-properties fo:font-size="10.5pt" fo:font-style="italic" style:font-size-asian="10.5pt" style:font-style-asian="italic"/>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Título_20_2_20_Car" style:display-name="Título 2 Car" style:family="text" style:parent-style-name="Fuente_20_de_20_párrafo_20_predeter.">
      <style:text-properties fo:font-weight="bold" style:font-name-asian="Microsoft YaHei" style:font-family-asian="'Microsoft YaHei'" style:font-family-generic-asian="swiss" style:font-pitch-asian="variable" style:font-weight-asian="bold" style:font-size-complex="14pt" style:font-weight-complex="bold"/>
    </style:style>
    <style:style style:name="Título_20_3_20_Car" style:display-name="Título 3 Car" style:family="text" style:parent-style-name="Fuente_20_de_20_párrafo_20_predeter.">
      <style:text-properties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aimie Veale</meta:initial-creator>
    <dc:creator>Oscar Darío Botero Vargas</dc:creator>
    <meta:creation-date>2015-02-20T16:14:00Z</meta:creation-date>
    <dc:date>2020-10-20T23:27:20.328385087</dc:date>
    <meta:editing-cycles>36</meta:editing-cycles>
    <meta:editing-duration>PT3H7M35S</meta:editing-duration>
    <meta:document-statistic meta:table-count="0" meta:image-count="0" meta:object-count="0" meta:page-count="8" meta:paragraph-count="93" meta:word-count="1761" meta:character-count="11021" meta:non-whitespace-character-count="9379"/>
    <meta:template xlink:type="simple" xlink:actuate="onRequest" xlink:title="" xlink:href="Normal.dotm"/>
  </office:meta>
</office:document-meta>
</file>